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color="#009933" fo:font-size="14pt" style:font-size-asian="14pt" style:font-size-complex="14pt"/>
    </style:style>
    <style:style style:name="T2" style:family="text">
      <style:text-properties style:use-window-font-color="true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1" draw:id="id1" draw:layer="layout" svg:width="5.757cm" svg:height="6.6cm" svg:x="11.092cm" svg:y="0.2cm">
          <text:p text:style-name="P1"><text:span text:style-name="T1">abalone.h</text:span></text:p>
          <text:p text:style-name="P2"><text:span text:style-name="T2">#ifndef _ABALONE_H</text:span></text:p>
          <text:p text:style-name="P2"><text:span text:style-name="T2">#define _ABALONE_H</text:span></text:p>
          <text:p text:style-name="P2"><text:span text:style-name="T3">#include &lt;stdio.h&gt;</text:span></text:p>
          <text:p text:style-name="P2"><text:span text:style-name="T3">#include &lt;stdlib.h&gt;</text:span></text:p>
          <text:p text:style-name="P2"><text:span text:style-name="T3">#include &lt;SDL2/SDL.h&gt;</text:span></text:p>
          <text:p text:style-name="P2"><text:span text:style-name="T3">#include …</text:span></text:p>
          <text:p text:style-name="P2"><text:span text:style-name="T3"/></text:p>
          <text:p text:style-name="P2"><text:span text:style-name="T3">#define …</text:span></text:p>
          <text:p text:style-name="P2"><text:span text:style-name="T3">#endif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5.757cm" svg:height="4.6cm" svg:x="21.192cm" svg:y="9.5cm">
          <text:p text:style-name="P1"><text:span text:style-name="T1">controles.h</text:span></text:p>
          <text:p text:style-name="P2"><text:span text:style-name="T3">#include ''abalone.h''</text:span></text:p>
          <text:p text:style-name="P2"><text:span text:style-name="T3"/></text:p>
          <text:p text:style-name="P2"><text:span text:style-name="T3">#define MAX_SELEC 3</text:span></text:p>
          <text:p text:style-name="P2"><text:span text:style-name="T3">#define 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5.757cm" svg:height="4.6cm" svg:x="14.992cm" svg:y="9.5cm">
          <text:p text:style-name="P1"><text:span text:style-name="T1">calculs.h</text:span></text:p>
          <text:p text:style-name="P2"><text:span text:style-name="T3">#include ''abalone.h''</text:span></text:p>
          <text:p text:style-name="P2"><text:span text:style-name="T3"/></text:p>
          <text:p text:style-name="P2"><text:span text:style-name="T3">#define WIN_SCORE 6</text:span></text:p>
          <text:p text:style-name="P2"><text:span text:style-name="T3">#define 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5.757cm" svg:height="4.6cm" svg:x="8.792cm" svg:y="9.5cm">
          <text:p text:style-name="P1"><text:span text:style-name="T1">affichage.h</text:span></text:p>
          <text:p text:style-name="P2"><text:span text:style-name="T3">#include ''abalone.h''</text:span></text:p>
          <text:p text:style-name="P2"><text:span text:style-name="T3"/></text:p>
          <text:p text:style-name="P2"><text:span text:style-name="T3">#define H_WIN 700</text:span></text:p>
          <text:p text:style-name="P2"><text:span text:style-name="T3">#define 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5.757cm" svg:height="4.6cm" svg:x="8.792cm" svg:y="15.8cm">
          <text:p text:style-name="P1"><text:span text:style-name="T1">affichage.c</text:span></text:p>
          <text:p text:style-name="P2"><text:span text:style-name="T3">#include ''abalone.h''</text:span></text:p>
          <text:p text:style-name="P2"><text:span text:style-name="T3"/></text:p>
          <text:p text:style-name="P2"><text:span text:style-name="T3">#define H_WIN 700</text:span></text:p>
          <text:p text:style-name="P2"><text:span text:style-name="T3">#define 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7" draw:id="id7" draw:layer="layout" svg:width="5.757cm" svg:height="4.6cm" svg:x="14.992cm" svg:y="15.8cm">
          <text:p text:style-name="P1"><text:span text:style-name="T1">calculs.c</text:span></text:p>
          <text:p text:style-name="P2"><text:span text:style-name="T3">#include ''abalone.h''</text:span></text:p>
          <text:p text:style-name="P2"><text:span text:style-name="T3"/></text:p>
          <text:p text:style-name="P2"><text:span text:style-name="T3">#define H_WIN 700</text:span></text:p>
          <text:p text:style-name="P2"><text:span text:style-name="T3">#define 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5.757cm" svg:height="4.6cm" svg:x="21.192cm" svg:y="15.8cm">
          <text:p text:style-name="P1"><text:span text:style-name="T1">controles.c</text:span></text:p>
          <text:p text:style-name="P2"><text:span text:style-name="T3">#include ''abalone.h''</text:span></text:p>
          <text:p text:style-name="P2"><text:span text:style-name="T3"/></text:p>
          <text:p text:style-name="P2"><text:span text:style-name="T3">#define H_WIN 700</text:span></text:p>
          <text:p text:style-name="P2"><text:span text:style-name="T3">#define 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5.757cm" svg:height="4.6cm" svg:x="2.492cm" svg:y="15.8cm">
          <text:p text:style-name="P1"><text:span text:style-name="T1">main.c</text:span></text:p>
          <text:p text:style-name="P2"><text:span text:style-name="T3">#include ''abalone.h''</text:span></text:p>
          <text:p text:style-name="P2"><text:span text:style-name="T3">#include ''affichage.h''</text:span></text:p>
          <text:p text:style-name="P2"><text:span text:style-name="T3">#include ''calculs.h''</text:span></text:p>
          <text:p text:style-name="P2"><text:span text:style-name="T3">#include ''controles.h''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3.97cm" svg:y1="6.8cm" svg:x2="11.67cm" svg:y2="9.5cm" draw:start-shape="id1" draw:start-glue-point="2" draw:end-shape="id2" draw:end-glue-point="0" svg:d="M13970 6800v1350h-2300v1350" svg:viewBox="0 0 2301 2701">
          <text:p/>
        </draw:connector>
        <draw:connector draw:style-name="gr2" draw:text-style-name="P4" draw:layer="layout" svg:x1="13.97cm" svg:y1="6.8cm" svg:x2="17.87cm" svg:y2="9.5cm" draw:start-shape="id1" draw:start-glue-point="2" draw:end-shape="id3" draw:end-glue-point="0" svg:d="M13970 6800v1350h3900v1350" svg:viewBox="0 0 3901 2701">
          <text:p/>
        </draw:connector>
        <draw:connector draw:style-name="gr2" draw:text-style-name="P4" draw:layer="layout" svg:x1="13.97cm" svg:y1="6.8cm" svg:x2="24.07cm" svg:y2="9.5cm" draw:start-shape="id1" draw:start-glue-point="2" draw:end-shape="id4" draw:end-glue-point="0" svg:d="M13970 6800v1350h10100v1350" svg:viewBox="0 0 10101 2701">
          <text:p/>
        </draw:connector>
        <draw:connector draw:style-name="gr2" draw:text-style-name="P4" draw:layer="layout" draw:line-skew="-3.2cm" svg:x1="13.97cm" svg:y1="6.8cm" svg:x2="5.37cm" svg:y2="15.8cm" draw:start-shape="id1" draw:start-glue-point="2" draw:end-shape="id5" draw:end-glue-point="0" svg:d="M13970 6800v1300h-8600v7700" svg:viewBox="0 0 8601 9001">
          <text:p/>
        </draw:connector>
        <draw:connector draw:style-name="gr2" draw:text-style-name="P4" draw:layer="layout" svg:x1="11.67cm" svg:y1="14.1cm" svg:x2="11.67cm" svg:y2="15.8cm" draw:start-shape="id2" draw:start-glue-point="2" draw:end-shape="id6" draw:end-glue-point="0" svg:d="M11670 14100v1700" svg:viewBox="0 0 1 1701">
          <text:p/>
        </draw:connector>
        <draw:connector draw:style-name="gr2" draw:text-style-name="P4" draw:layer="layout" svg:x1="17.87cm" svg:y1="14.1cm" svg:x2="17.87cm" svg:y2="15.8cm" draw:start-shape="id3" draw:start-glue-point="2" draw:end-shape="id7" draw:end-glue-point="0" svg:d="M17870 14100v1700" svg:viewBox="0 0 1 1701">
          <text:p/>
        </draw:connector>
        <draw:connector draw:style-name="gr2" draw:text-style-name="P4" draw:layer="layout" svg:x1="24.07cm" svg:y1="14.1cm" svg:x2="24.07cm" svg:y2="15.8cm" draw:start-shape="id4" draw:start-glue-point="2" draw:end-shape="id8" draw:end-glue-point="0" svg:d="M24070 14100v1700" svg:viewBox="0 0 1 1701">
          <text:p/>
        </draw:connector>
        <draw:connector draw:style-name="gr2" draw:text-style-name="P4" draw:layer="layout" svg:x1="11.67cm" svg:y1="14.1cm" svg:x2="5.37cm" svg:y2="15.8cm" draw:start-shape="id2" draw:start-glue-point="2" draw:end-shape="id5" draw:end-glue-point="0" svg:d="M11670 14100v850h-6300v850" svg:viewBox="0 0 6301 1701">
          <text:p/>
        </draw:connector>
        <draw:connector draw:style-name="gr2" draw:text-style-name="P4" draw:layer="layout" svg:x1="17.87cm" svg:y1="14.1cm" svg:x2="5.37cm" svg:y2="15.8cm" draw:start-shape="id3" draw:start-glue-point="2" draw:end-shape="id5" draw:end-glue-point="0" svg:d="M17870 14100v850h-12500v850" svg:viewBox="0 0 12501 1701">
          <text:p/>
        </draw:connector>
        <draw:connector draw:style-name="gr2" draw:text-style-name="P4" draw:layer="layout" svg:x1="24.07cm" svg:y1="14.1cm" svg:x2="5.37cm" svg:y2="15.8cm" draw:start-shape="id4" draw:start-glue-point="2" draw:end-shape="id5" draw:end-glue-point="0" svg:d="M24070 14100v850h-18700v850" svg:viewBox="0 0 1870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9:07:11.710265023</meta:creation-date>
    <dc:date>2017-02-04T21:01:18.727831612</dc:date>
    <meta:editing-duration>PT1H37M23S</meta:editing-duration>
    <meta:editing-cycles>7</meta:editing-cycles>
    <meta:generator>LibreOffice/4.2.8.2$Linux_X86_64 LibreOffice_project/420m0$Build-2</meta:generator>
    <meta:document-statistic meta:object-count="18"/>
  </office:meta>
</office:document-meta>
</file>